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style:text-properties fo:color="#000000" officeooo:rsid="000debbb" officeooo:paragraph-rsid="000debbb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Heading_20_1">
      <style:text-properties officeooo:rsid="000debbb" officeooo:paragraph-rsid="000debbb"/>
    </style:style>
    <style:style style:name="P5" style:family="paragraph" style:parent-style-name="Text_20_body" style:list-style-name="L3">
      <style:text-properties officeooo:rsid="000debbb" officeooo:paragraph-rsid="000debbb"/>
    </style:style>
    <style:style style:name="P6" style:family="paragraph" style:parent-style-name="Text_20_body" style:list-style-name="L2">
      <style:text-properties officeooo:rsid="000debbb" officeooo:paragraph-rsid="000debb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nnesaha – Bandsaw<text:line-break/>Einhell BS 315UG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4" text:outline-level="1">Käyttö</text:h>
            <text:list xml:id="list3501725858" text:style-name="L3">
              <text:list-item>
                <text:p text:style-name="P5">Vain puulle ja osalle muoveista</text:p>
                <text:list>
                  <text:list-item>
                    <text:p text:style-name="P5">Ei lasikuituvahvistettuja muoveja</text:p>
                  </text:list-item>
                  <text:list-item>
                    <text:p text:style-name="P5">Ei hiilikuituvahvistettuja muoveja</text:p>
                  </text:list-item>
                </text:list>
              </text:list-item>
              <text:list-item>
                <text:p text:style-name="P5">Käytä <text:span text:style-name="T1">AINA</text:span><text:span text:style-name="T2"> puruimuria</text:span></text:p>
                <text:list>
                  <text:list-item>
                    <text:p text:style-name="P5"><text:span text:style-name="T2">Käynnistä imuri</text:span></text:p>
                  </text:list-item>
                  <text:list-item>
                    <text:p text:style-name="P5"><text:span text:style-name="T2">Avaa vannesahan letkun sulkupelti</text:span></text:p>
                  </text:list-item>
                </text:list>
              </text:list-item>
              <text:list-item>
                <text:p text:style-name="P5"><text:span text:style-name="T2">Jos kallistit pöytää sahatessasi käännä se lopuksi 90-asteen kulmaan terään nähden</text:span></text:p>
              </text:list-item>
              <text:list-item>
                <text:p text:style-name="P5"><text:span text:style-name="T2">Puhdista sahan pöytä käytön jälkeen</text:span></text:p>
              </text:list-item>
              <text:list-item>
                <text:p text:style-name="P5"><text:span text:style-name="T2">Sulje sulkupelti käytön jälkeen</text:span></text:p>
              </text:list-item>
              <text:list-item>
                <text:p text:style-name="P5"><text:span text:style-name="T2">Terä: 2240mm 6-15mm leveä</text:span></text:p>
              </text:list-item>
            </text:list>
          </table:table-cell>
          <table:table-cell table:style-name="Table1.A1" office:value-type="string">
            <text:h text:style-name="P4" text:outline-level="1">Usage</text:h>
            <text:list xml:id="list2905120713" text:style-name="L2">
              <text:list-item>
                <text:p text:style-name="P6">Only for wood and some plastics</text:p>
                <text:list>
                  <text:list-item>
                    <text:p text:style-name="P6">No glassfiber reinforced plastics</text:p>
                  </text:list-item>
                  <text:list-item>
                    <text:p text:style-name="P6">No carbonfiber reinforced plastics</text:p>
                  </text:list-item>
                </text:list>
              </text:list-item>
              <text:list-item>
                <text:p text:style-name="P6"><text:span text:style-name="T1">ALLWAYS</text:span><text:span text:style-name="T2"> use the dust collector</text:span></text:p>
                <text:list>
                  <text:list-item>
                    <text:p text:style-name="P6"><text:span text:style-name="T2">Turn the dust collector on</text:span></text:p>
                  </text:list-item>
                  <text:list-item>
                    <text:p text:style-name="P6"><text:span text:style-name="T2">Open the valve on bandsaw’s hose</text:span></text:p>
                  </text:list-item>
                </text:list>
              </text:list-item>
              <text:list-item>
                <text:p text:style-name="P6"><text:span text:style-name="T2">If you tilted the table while sawing return it to 90 degrees</text:span></text:p>
              </text:list-item>
              <text:list-item>
                <text:p text:style-name="P6"><text:span text:style-name="T2">Clean the saw’s table after use</text:span></text:p>
              </text:list-item>
              <text:list-item>
                <text:p text:style-name="P6"><text:span text:style-name="T2">Close the dust collection valve</text:span></text:p>
              </text:list-item>
              <text:list-item>
                <text:p text:style-name="P6"><text:span text:style-name="T2">Blade 2240mm 6-15mm width </text:span><text:s/></text:p>
              </text:list-item>
            </text:list>
          </table:table-cell>
        </table:table-row>
        <table:table-row>
          <table:table-cell table:style-name="Table1.A1" office:value-type="string">
            <text:h text:style-name="P3" text:outline-level="1"/>
          </table:table-cell>
          <table:table-cell table:style-name="Table1.A1" office:value-type="string">
            <text:h text:style-name="P3" text:outline-level="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8-01-11T18:49:43.052233000</meta:print-date>
    <dc:date>2018-01-12T16:46:49.423470000</dc:date>
    <meta:editing-duration>PT23H52M4S</meta:editing-duration>
    <meta:editing-cycles>3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23" meta:word-count="128" meta:character-count="742" meta:non-whitespace-character-count="654"/>
  </office:meta>
</office:document-meta>
</file>